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CCA4ADDA27B2A20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018cm" svg:height="14.96cm" svg:x="0.922cm" svg:y="2.017cm">
          <draw:image xlink:href="Pictures/1000020100000320000001CCA4ADDA27B2A20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05:27:28.669862683</meta:creation-date>
    <dc:date>2016-07-02T05:29:07.657325210</dc:date>
    <meta:editing-duration>PT1M39S</meta:editing-duration>
    <meta:editing-cycles>1</meta:editing-cycles>
    <meta:document-statistic meta:object-count="1"/>
    <meta:generator>LibreOffice/5.0.2.2$Linux_X86_64 LibreOffice_project/00m0$Build-2</meta:generator>
  </office:meta>
</office:document-meta>
</file>